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2">
      <style:text-properties style:text-underline-style="none"/>
    </style:style>
    <style:style style:name="P5" style:family="paragraph" style:parent-style-name="Standard" style:list-style-name="L3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ificación de los nombres de atributos:</text:p>
      <text:p text:style-name="Standard"/>
      <text:list text:style-name="L1">
        <text:list-item>
          <text:p text:style-name="P1">Trabajo - Lugar de Trabajo</text:p>
        </text:list-item>
        <text:list-item>
          <text:p text:style-name="P1">Trabajo - Comercio en casa</text:p>
        </text:list-item>
        <text:list-item>
          <text:p text:style-name="P1">Trabajo - Ingreso Familiar</text:p>
        </text:list-item>
        <text:list-item>
          <text:p text:style-name="P1">Trabajo - Cuenta Banco</text:p>
        </text:list-item>
        <text:list-item>
          <text:p text:style-name="P1">Trabajo - Tarjeta Crédito</text:p>
        </text:list-item>
        <text:list-item>
          <text:p text:style-name="P1">Trabajo - Cesta Ticket </text:p>
        </text:list-item>
        <text:list-item>
          <text:p text:style-name="P1">Viviendas - Tipo</text:p>
        </text:list-item>
        <text:list-item>
          <text:p text:style-name="P1">Viviendas - Tenencia</text:p>
        </text:list-item>
        <text:list-item>
          <text:p text:style-name="P1">Viviendas - Terreno Propio</text:p>
        </text:list-item>
        <text:list-item>
          <text:p text:style-name="P1"><text:s/>Viviendas - OCV</text:p>
        </text:list-item>
        <text:list-item>
          <text:p text:style-name="P1"><text:s/>Viviendas - Materiales</text:p>
        </text:list-item>
        <text:list-item>
          <text:p text:style-name="P1"><text:s/>Viviendas - Enseres</text:p>
        </text:list-item>
        <text:list-item>
          <text:p text:style-name="P1"><text:s/>Viviendas - Condición Salubridad</text:p>
        </text:list-item>
        <text:list-item>
          <text:p text:style-name="P1"><text:s/>Viviendas - Plagas</text:p>
        </text:list-item>
        <text:list-item>
          <text:p text:style-name="P1"><text:s/>Viviendas - Mascotas</text:p>
        </text:list-item>
        <text:list-item>
          <text:p text:style-name="P1"><text:s/>Servicios - Aguas Blancas</text:p>
        </text:list-item>
        <text:list-item>
          <text:p text:style-name="P1"><text:s/>Servicios - Aguas Servidas</text:p>
        </text:list-item>
        <text:list-item>
          <text:p text:style-name="P1"><text:s/>Servicios - Gas</text:p>
        </text:list-item>
        <text:list-item>
          <text:p text:style-name="P1"><text:s/>Servicios - Sistema Eléctrico</text:p>
        </text:list-item>
        <text:list-item>
          <text:p text:style-name="P1"><text:s/>Servicios - Recolección de Basura </text:p>
        </text:list-item>
        <text:list-item>
          <text:p text:style-name="P1"><text:s/>Servicios - Telefonía</text:p>
        </text:list-item>
        <text:list-item>
          <text:p text:style-name="P1"><text:s/>Servicios - Transporte</text:p>
        </text:list-item>
        <text:list-item>
          <text:p text:style-name="P1"><text:s/>Servicios - Mecanismo de Información</text:p>
        </text:list-item>
        <text:list-item>
          <text:p text:style-name="P1"><text:s/>Servicios - Servicio Comunales</text:p>
        </text:list-item>
        <text:list-item>
          <text:p text:style-name="P1"><text:s/>Participación Comunitaria - Org. Comunitaria</text:p>
        </text:list-item>
        <text:list-item>
          <text:p text:style-name="P1"><text:s/>Participación Comunitaria - De acuerdo con que el pueblo administre recursos</text:p>
        </text:list-item>
        <text:list-item>
          <text:p text:style-name="P1"><text:s/>Participación Comunitaria - De acuerdo con la nueva faceta de la const.</text:p>
        </text:list-item>
        <text:list-item>
          <text:p text:style-name="P2"><text:s/>Participación Comunitaria - Participación en org. comunitaria</text:p>
        </text:list-item>
        <text:list-item>
          <text:p text:style-name="P2"><text:s/>Participación Comunitaria - Sabe sobre los consejos comunitarios</text:p>
        </text:list-item>
        <text:list-item>
          <text:p text:style-name="P2"><text:s/>Participación Comunitaria - Participación en los consejos comunales</text:p>
        </text:list-item>
        <text:list-item>
          <text:p text:style-name="P2"><text:s/>Participación Comunitaria - Área donde quiere participar</text:p>
        </text:list-item>
        <text:list-item>
          <text:p text:style-name="P2"><text:s/>Participación Comunitaria – Misiones</text:p>
        </text:list-item>
        <text:list-item>
          <text:p text:style-name="P2"><text:s/>Salud - Historial Familiares</text:p>
        </text:list-item>
        <text:list-item>
          <text:p text:style-name="P2"><text:s/>Salud - Necesita ayuda</text:p>
        </text:list-item>
        <text:list-item>
          <text:p text:style-name="P2"><text:s/>Exclusión - Tipo</text:p>
        </text:list-item>
        <text:list-item>
          <text:p text:style-name="P2"><text:s/>Exclusión - Número</text:p>
        </text:list-item>
        <text:list-item>
          <text:p text:style-name="P2"><text:s/>Censado - Nombre</text:p>
        </text:list-item>
        <text:list-item>
          <text:p text:style-name="P2"><text:s/>Censado - C.I.</text:p>
        </text:list-item>
        <text:list-item>
          <text:p text:style-name="P2"><text:s/>Censado - Nombre</text:p>
        </text:list-item>
        <text:list-item>
          <text:p text:style-name="P2"><text:s/>Censado - Profesión</text:p>
        </text:list-item>
        <text:list-item>
          <text:p text:style-name="P2"><text:s/>Censado - Nivel Instrucción</text:p>
        </text:list-item>
        <text:list-item>
          <text:p text:style-name="P2"><text:s/>Censado - Ingreso</text:p>
        </text:list-item>
        <text:list-item>
          <text:p text:style-name="P2"><text:s/>Censado - Edad</text:p>
        </text:list-item>
        <text:list-item>
          <text:p text:style-name="P2"><text:s/>Censado – Sexo</text:p>
        </text:list-item>
        <text:list-item>
          <text:p text:style-name="P2"><text:s/>Jefe Grupo Familiar - E-mail</text:p>
        </text:list-item>
        <text:list-item>
          <text:p text:style-name="P2"><text:s/>Jefe Grupo Familiar - Teléfono</text:p>
        </text:list-item>
        <text:list-item>
          <text:p text:style-name="P2"><text:s/>Jefe Grupo Familiar - Fecha Vencimiento</text:p>
        </text:list-item>
        <text:list-item>
          <text:p text:style-name="P2"><text:s/>Jefe Grupo Familiar - Trabaja</text:p>
        </text:list-item>
        <text:list-item>
          <text:p text:style-name="P2"><text:s/>Jefe Grupo Familiar - Ocupación Actual</text:p>
        </text:list-item>
        <text:list-item>
          <text:p text:style-name="P2"><text:s/>Jefe Grupo Familiar – Tipo de ingreso</text:p>
        </text:list-item>
        <text:list-item>
          <text:p text:style-name="P2"><text:s/>Situación Comunidad - Desventajas</text:p>
        </text:list-item>
        <text:list-item>
          <text:p text:style-name="P2"><text:s/>Situación Comunidad - Ventajas</text:p>
        </text:list-item>
        <text:list-item>
          <text:p text:style-name="P2"><text:s/>Consejo Comunal - Dirección</text:p>
        </text:list-item>
        <text:list-item>
          <text:p text:style-name="P2"><text:s/>Consejo Comunal - Nombre</text:p>
        </text:list-item>
        <text:list-item>
          <text:p text:style-name="P2"><text:s/>Sector - Código</text:p>
        </text:list-item>
        <text:list-item>
          <text:p text:style-name="P2"><text:s/>Parroquia – Nombre</text:p>
        </text:list-item>
        <text:list-item>
          <text:p text:style-name="P2"><text:s/>Municipio – Nombre</text:p>
        </text:list-item>
        <text:list-item>
          <text:p text:style-name="P2"><text:s/>Estado - Nombre</text:p>
        </text:list-item>
        <text:list-item>
          <text:p text:style-name="P2"><text:s/>Planilla - Número</text:p>
        </text:list-item>
        <text:list-item>
          <text:p text:style-name="P2"><text:s/>Planilla - Fecha </text:p>
        </text:list-item>
      </text:list>
      <text:p text:style-name="P3"/>
      <text:p text:style-name="P3"/>
      <text:p text:style-name="P3"><text:tab/>Dependencias Funcionales que se desprenden del diagrama E-R</text:p>
      <text:list text:style-name="L2">
        <text:list-item>
          <text:p text:style-name="P4">59 -&gt; {1,2,3,4,5,6} (Conj. Ent. “Trabajo”)</text:p>
        </text:list-item>
        <text:list-item>
          <text:p text:style-name="P4">59 -&gt; {7,8,9,10,11,12,13,14,15} (Conj. Ent. <text:s/>“Vivienda”)</text:p>
        </text:list-item>
        <text:list-item>
          <text:p text:style-name="P4">59 -&gt; {16,17,18,19,20,21,22,23,24} (Conj. Ent. <text:s/>“Servicios”)</text:p>
        </text:list-item>
        <text:list-item>
          <text:p text:style-name="P4">59 -&gt; {25,26,27,28,29,30,31,32} (Conj. Ent. “Participación Comunitaria”) </text:p>
        </text:list-item>
        <text:list-item>
          <text:p text:style-name="P4">59 -&gt; {33,34} (Conj. Ent. “Salud”)</text:p>
        </text:list-item>
        <text:list-item>
          <text:p text:style-name="P4">59 -&gt; {35,36} (Conj. Ent. “Exclusión”)</text:p>
        </text:list-item>
        <text:list-item>
          <text:p text:style-name="P4">38 -&gt; {37,39,40,41,42,43,44} (Conj. Ent. “Censado”)</text:p>
        </text:list-item>
        <text:list-item>
          <text:p text:style-name="P4">38 -&gt; {45,46,47,48,49,50} (Conj. Ent. “Jefe de Grupo Familiar”)</text:p>
        </text:list-item>
        <text:list-item>
          <text:p text:style-name="P4">38 -&gt; {51,52} (Conj. Rel. “Situación Comunidad”)</text:p>
        </text:list-item>
        <text:list-item>
          <text:p text:style-name="P4">59 -&gt; {53,54} (Conj. Ent “Consejo Comunal”)</text:p>
        </text:list-item>
        <text:list-item>
          <text:p text:style-name="P4">54 -&gt; 55 (Conj. Ent “Sector”)</text:p>
        </text:list-item>
        <text:list-item>
          <text:p text:style-name="P4">55 -&gt; 57 (Conj. Ent “Municipio”)</text:p>
        </text:list-item>
        <text:list-item>
          <text:p text:style-name="P4">56 -&gt; 57 (Conj. Ent “Municiopio”)</text:p>
        </text:list-item>
        <text:list-item>
          <text:p text:style-name="P4">57 -&gt; 58 (Conj. Ent “Estado”)</text:p>
        </text:list-item>
        <text:list-item>
          <text:p text:style-name="P4">59 -&gt; 38 </text:p>
        </text:list-item>
        <text:list-item>
          <text:p text:style-name="P4">38 -&gt; 59</text:p>
        </text:list-item>
      </text:list>
      <text:p text:style-name="P3"/>
      <text:p text:style-name="P3"><text:tab/>Dependencias Funcionales deducibles de la encuesta</text:p>
      <text:list text:style-name="L3">
        <text:list-item>
          <text:p text:style-name="P5">27 -&gt; 30</text:p>
        </text:list-item>
        <text:list-item>
          <text:p text:style-name="P5">5 -&gt; 4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AR" style:font-name-asian="DejaVu Sans2" style:font-size-asian="12pt" style:language-asian="es" style:country-asian="ES" style:font-name-complex="DejaVu Sans2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9-13T22:16:42</meta:creation-date>
    <dc:date>2009-09-14T00:34:44</dc:date>
    <dc:language>es-AR</dc:language>
    <meta:editing-cycles>30</meta:editing-cycles>
    <meta:editing-duration>PT2H18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81" meta:word-count="305" meta:character-count="2550"/>
  </office:meta>
</office:document-meta>
</file>